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a9e9"/>
    </style:style>
    <style:style style:name="T1" style:family="text">
      <style:text-properties officeooo:rsid="0017a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hidden-paragraph text:condition="ooow:([classmates_odbc.rsvp_maybe.Gender] != &quot;M&quot; OR NOT [classmates_odbc.rsvp_maybe.lName]) OR (![classmates_odbc.rsvp_maybe.lName])" text:is-hidden="true"/><text:database-display text:table-name="rsvp_maybe" text:table-type="table" text:column-name="fName" text:database-name="classmates_odbc">Ken</text:database-display><text:span text:style-name="T1">,</text:span></text:p>
      <text:p text:style-name="P2"><text:hidden-paragraph text:condition="ooow:[classmates_odbc.rsvp_maybe.Gender] == &quot;M&quot; OR NOT [classmates_odbc.rsvp_maybe.lName]"/><text:database-display text:table-name="rsvp_maybe" text:table-type="table" text:column-name="fName" text:database-name="classmates_odbc">Ken</text:database-display><text:span text:style-name="T1">,</text:span></text:p>
      <text:p text:style-name="P2"><text:hidden-paragraph text:condition="ooow:[classmates_odbc.rsvp_maybe.lName]" text:is-hidden="true"/><text:span text:style-name="T1">Hello,</text:span></text:p>
      <text:p text:style-name="P2"/>
      <text:p text:style-name="P2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dosRemedios</meta:initial-creator>
    <meta:creation-date>2016-05-13T17:40:59.032000000</meta:creation-date>
    <dc:date>2016-05-13T17:44:24.772000000</dc:date>
    <dc:creator>Steven dosRemedios</dc:creator>
    <meta:editing-duration>PT3M25S</meta:editing-duration>
    <meta:editing-cycles>2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2" meta:word-count="1" meta:character-count="9" meta:non-whitespace-character-count="4"/>
  </office:meta>
</office:document-meta>
</file>